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7_16-53-05_000.jpg</text:p>
          </table:table-cell>
          <table:table-cell table:style-name="ce23" office:value-type="string">
            <text:p>:m RES 1-2*2 / free# JVEMV6 37#23.1_6 / 37. miscs of miscs / 23. CO2 / 1. mind-map / M-47:#23;#7.1;#9</text:p>
          </table:table-cell>
          <table:table-cell table:style-name="ce2"/>
          <table:table-cell table:style-name="ce2"/>
          <table:table-cell table:style-name="ce2" office:value-type="string">
            <text:p>N-35-35-28.477478 E-139-34-49.105224</text:p>
          </table:table-cell>
          <table:table-cell table:style-name="ce33" table:formula="of:=IF([.E2]=&quot;&quot;;[.C2];CONCATENATE([.C2];&quot; / &quot;;[.E2]))" office:value-type="string" office:string-value=":m RES 1-2*2 / free# JVEMV6 37#23.1_6 / 37. miscs of miscs / 23. CO2 / 1. mind-map / M-47:#23;#7.1;#9">
            <text:p>:m RES 1-2*2 / free# JVEMV6 37#23.1_6 / 37. miscs of miscs / 23. CO2 / 1. mind-map / M-47:#23;#7.1;#9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7_18-38-34_000.jpg</text:p>
          </table:table-cell>
          <table:table-cell table:style-name="ce23" office:value-type="string">
            <text:p>:bookmemo 1*1 / ページメモ / 『私の中の日本軍』 / 著者=山本七平 / session-?? / p.72 / des.鞍；三八式；蹄；弾帯；いぶし銅；砲身：清掃,items.南京虫</text:p>
          </table:table-cell>
          <table:table-cell table:style-name="ce2"/>
          <table:table-cell table:style-name="ce2"/>
          <table:table-cell table:style-name="ce2" office:value-type="string">
            <text:p>N-35-35-28.546142 E-139-34-49.160156</text:p>
          </table:table-cell>
          <table:table-cell table:style-name="ce33" table:formula="of:=IF([.E3]=&quot;&quot;;[.C3];CONCATENATE([.C3];&quot; / &quot;;[.E3]))" office:value-type="string" office:string-value=":bookmemo 1*1 / ページメモ / 『私の中の日本軍』 / 著者=山本七平 / session-?? / p.72 / des.鞍；三八式；蹄；弾帯；いぶし銅；砲身：清掃,items.南京虫">
            <text:p>:bookmemo 1*1 / ページメモ / 『私の中の日本軍』 / 著者=山本七平 / session-?? / p.72 / des.鞍；三八式；蹄；弾帯；いぶし銅；砲身：清掃,items.南京虫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7_19-11-08_000.jpg</text:p>
          </table:table-cell>
          <table:table-cell table:style-name="ce23" office:value-type="string">
            <text:p>:m music / log / rc / || s.1:genr=f-N,R=1,memo=+:sec-1,next=+</text:p>
          </table:table-cell>
          <table:table-cell table:style-name="ce32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3" table:formula="of:=IF([.E4]=&quot;&quot;;[.C4];CONCATENATE([.C4];&quot; / &quot;;[.E4]))" office:value-type="string" office:string-value=":m music / log / rc / || s.1:genr=f-N,R=1,memo=+:sec-1,next=+">
            <text:p>:m music / log / rc / || s.1:genr=f-N,R=1,memo=+:sec-1,next=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7_21-00-16_000.jpg</text:p>
          </table:table-cell>
          <table:table-cell table:style-name="ce23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7_23-24-40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7_23-43-50_000.jpg</text:p>
          </table:table-cell>
          <table:table-cell table:style-name="ce23" office:value-type="string">
            <text:p>:m 記録 / お酒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7_23-58-45_000.jpg</text:p>
          </table:table-cell>
          <table:table-cell table:style-name="ce23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8_00-21-43_000.jpg</text:p>
          </table:table-cell>
          <table:table-cell table:style-name="ce23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3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8_01-56-21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2"/>
          <table:table-cell table:style-name="ce2" office:value-type="string">
            <text:p>N-35-35-28.092956 E-139-34-49.654541</text:p>
          </table:table-cell>
          <table:table-cell table:style-name="ce33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8_07-32-01_000.jpg</text:p>
          </table:table-cell>
          <table:table-cell table:style-name="ce16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2"/>
          <table:table-cell table:style-name="ce2" office:value-type="string">
            <text:p>N-35-35-28.573608 E-139-34-49.544677</text:p>
          </table:table-cell>
          <table:table-cell table:style-name="ce33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8_07-41-58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8_09-11-14_000.jpg</text:p>
          </table:table-cell>
          <table:table-cell table:style-name="ce16" office:value-type="string">
            <text:p>:m other / 記録　文書 / @自室 / 朝体操 / dance-original / s.1:id=3</text:p>
          </table:table-cell>
          <table:table-cell table:style-name="ce16"/>
          <table:table-cell table:style-name="ce2"/>
          <table:table-cell table:style-name="ce2" office:value-type="string">
            <text:p>N-35-35-28.573608 E-139-34-49.160156</text:p>
          </table:table-cell>
          <table:table-cell table:style-name="ce33" table:formula="of:=IF([.E13]=&quot;&quot;;[.C13];CONCATENATE([.C13];&quot; / &quot;;[.E13]))" office:value-type="string" office:string-value=":m other / 記録　文書 / @自室 / 朝体操 / dance-original / s.1:id=3">
            <text:p>:m other / 記録　文書 / @自室 / 朝体操 / dance-original / s.1:id=3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8_09-11-44_000.jpg</text:p>
          </table:table-cell>
          <table:table-cell table:style-name="ce20" office:value-type="string">
            <text:p>:m :? 1*1 / 日本史 / 西暦１３００からの内戦；日本人はどう変わった || :m :? 1*1 / 歴史：朝鮮 / 李氏朝鮮；なぜ４００年続いた || :tome/ (J*) / どんな本を読むか；自分の生死に関わるもの、まず</text:p>
          </table:table-cell>
          <table:table-cell table:style-name="ce17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4]=&quot;&quot;;[.C14];CONCATENATE([.C14];&quot; / &quot;;[.E14]))" office:value-type="string" office:string-value=":m :? 1*1 / 日本史 / 西暦１３００からの内戦；日本人はどう変わった || :m :? 1*1 / 歴史：朝鮮 / 李氏朝鮮；なぜ４００年続いた || :tome/ (J*) / どんな本を読むか；自分の生死に関わるもの、まず">
            <text:p>:m :? 1*1 / 日本史 / 西暦１３００からの内戦；日本人はどう変わった || :m :? 1*1 / 歴史：朝鮮 / 李氏朝鮮；なぜ４００年続いた || :tome/ (J*) / どんな本を読むか；自分の生死に関わるもの、まず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2020-07-27_19-08-01_000.mp4</text:p>
          </table:table-cell>
          <table:table-cell table:style-name="ce6" office:value-type="string">
            <text:p>:VIDEO / @自室 / 記録 / recorder,rc / 演奏、play / r-2020-0727-1 / genr=f-N,R=1,memo=+:sec-1,next=+</text:p>
          </table:table-cell>
          <table:table-cell table:style-name="ce17"/>
          <table:table-cell table:style-name="ce2"/>
          <table:table-cell table:style-name="ce2"/>
          <table:table-cell table:style-name="ce33" table:formula="of:=IF([.E15]=&quot;&quot;;[.C15];CONCATENATE([.C15];&quot; / &quot;;[.E15]))" office:value-type="string" office:string-value=":VIDEO / @自室 / 記録 / recorder,rc / 演奏、play / r-2020-0727-1 / genr=f-N,R=1,memo=+:sec-1,next=+">
            <text:p>:VIDEO / @自室 / 記録 / recorder,rc / 演奏、play / r-2020-0727-1 / genr=f-N,R=1,memo=+:sec-1,next=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8_08-58-54_000.mp4</text:p>
          </table:table-cell>
          <table:table-cell table:style-name="ce6" office:value-type="string">
            <text:p>:VIDEO / @自宅 / 体操 / ダンス、dance-original / d-2020-0728-1 / id=3 / memo+:sec-1</text:p>
          </table:table-cell>
          <table:table-cell table:style-name="ce6"/>
          <table:table-cell table:style-name="ce2"/>
          <table:table-cell table:style-name="ce2"/>
          <table:table-cell table:style-name="ce33" table:formula="of:=IF([.E16]=&quot;&quot;;[.C16];CONCATENATE([.C16];&quot; / &quot;;[.E16]))" office:value-type="string" office:string-value=":VIDEO / @自宅 / 体操 / ダンス、dance-original / d-2020-0728-1 / id=3 / memo+:sec-1">
            <text:p>:VIDEO / @自宅 / 体操 / ダンス、dance-original / d-2020-0728-1 / id=3 / memo+:sec-1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0"/>
          <table:table-cell table:style-name="ce2"/>
          <table:table-cell table:style-name="ce2"/>
          <table:table-cell table:style-name="ce33" table:formula="of:=IF([.E17]=&quot;&quot;;[.C17];CONCATENATE([.C17];&quot; / &quot;;[.E17]))" office:value-type="float" office:value="0">
            <text:p>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0"/>
          <table:table-cell table:style-name="ce2"/>
          <table:table-cell table:style-name="ce2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5"/>
          <table:table-cell table:style-name="ce2"/>
          <table:table-cell table:style-name="ce2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6"/>
          <table:table-cell table:style-name="ce2"/>
          <table:table-cell table:style-name="ce2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4"/>
          <table:table-cell table:style-name="ce2"/>
          <table:table-cell table:style-name="ce2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16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6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6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15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16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17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14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0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8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18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300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7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ダンス、dance-original / d-2020-07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7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7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4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2020/07/28</text:date>, <text:time>09:59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8T09:59:01.24</dc:date>
    <dc:creator>iwabuchi ken</dc:creator>
    <meta:editing-duration>P23DT11H51M52S</meta:editing-duration>
    <meta:editing-cycles>9062</meta:editing-cycles>
    <meta:document-statistic meta:table-count="1" meta:cell-count="454" meta:object-count="0"/>
  </office:meta>
</office:document-meta>
</file>